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dracht 1 : </text:p>
      <text:p text:style-name="Standard">Flexbox is 1d ofterwel het gaat bijvoorbeeld links naar rechts.</text:p>
      <text:p text:style-name="Standard">En CSS Grid is dat je een grid maakt en dat je dingen op die grid plaatst.</text:p>
      <text:p text:style-name="Standard"/>
      <text:p text:style-name="Standard">Opdracht 2:</text:p>
      <text:p text:style-name="Standard">Head stop je dingen zoals Title en link je, je Css en in Body stop je dingen zoals img, text, buttons, textfields enz</text:p>
      <text:p text:style-name="Standard"/>
      <text:p text:style-name="Standard">Opdracht 3: <text:line-break/>.herder {</text:p>
      <text:p text:style-name="Standard"><text:s/>background-color: red;</text:p>
      <text:p text:style-name="Standard"><text:s/>margin: 10px 50%;</text:p>
      <text:p text:style-name="Standard">} </text:p>
      <text:p text:style-name="Standard"/>
      <text:p text:style-name="Standard">Opdracht 4: </text:p>
      <text:p text:style-name="Standard">Height = 150px</text:p>
      <text:p text:style-name="Standard">Width = 300px</text:p>
      <text:p text:style-name="Standard">achtergrond kleur = wit (omdat er niks is defined)</text:p>
      <text:p text:style-name="Standard"/>
      <text:p text:style-name="Standard">Opdracht 5:</text:p>
      <text:p text:style-name="Standard">attribuut is zoals src, href, class, alt enz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S</meta:editing-duration>
    <meta:editing-cycles>6</meta:editing-cycles>
    <meta:generator>OpenOffice/4.1.13$Win32 OpenOffice.org_project/4113m1$Build-9810</meta:generator>
    <dc:date>2022-11-21T13:17:18.84</dc:date>
    <meta:document-statistic meta:table-count="0" meta:image-count="0" meta:object-count="0" meta:page-count="1" meta:paragraph-count="15" meta:word-count="92" meta:character-count="488"/>
    <meta:user-defined meta:name="Info 1"/>
    <meta:user-defined meta:name="Info 2"/>
    <meta:user-defined meta:name="Info 3"/>
    <meta:user-defined meta:name="Info 4"/>
  </office:meta>
</office:document-meta>
</file>